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a calculator to perform the arithmetic operations , use interface concept to complete the program</text:p>
      <text:p text:style-name="Standard"/>
      <text:p text:style-name="Standard">validates a password to conform to the following rules:</text:p>
      <text:p text:style-name="Standard"/>
      <text:p text:style-name="Standard">Length between 6 and 24 characters.</text:p>
      <text:p text:style-name="Standard">At least one uppercase letter (A-Z).</text:p>
      <text:p text:style-name="Standard">At least one lowercase letter (a-z).</text:p>
      <text:p text:style-name="Standard">At least one digit (0-9).</text:p>
      <text:p text:style-name="Standard">Maximum of 2 repeated characters.</text:p>
      <text:p text:style-name="Standard">"aa" is OK 👍</text:p>
      <text:p text:style-name="Standard">"aaa" is NOT OK 👎</text:p>
      <text:p text:style-name="Standard">Supported special characters:</text:p>
      <text:p text:style-name="Standard">! @ # $ % ^ &amp; * ( ) + = _ - { } [ ] : ; " ' ? &lt; &gt; , .</text:p>
      <text:p text:style-name="Standard"/>
      <text:p text:style-name="Standard">write a program to find a prime number between 1 to 100 , then reverse the number if the reverse number is also a prime one , then store the number</text:p>
      <text:p text:style-name="Standard"/>
      <text:p text:style-name="Standard">find out the total number of days and sessions you have joined till now then convert the total time into seconds.</text:p>
      <text:p text:style-name="Standard"/>
      <text:p text:style-name="Standard">Using boxing and unboxing concept</text:p>
      <text:p text:style-name="Standard"/>
      <text:p text:style-name="Standard">write a program <text:s/>that determines whether a string is a valid hex code .A hex code must begin with a pound key # and is exactly 6 characters in length. Each character must be a digit from 0-9 or an alphabetic character from A-F. All alphabetic characters may be uppercase or lowercase.</text:p>
      <text:p text:style-name="Standard">(use inheritance concept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0T14:20:55.935000000</meta:creation-date>
    <dc:date>2021-09-20T14:54:49.059000000</dc:date>
    <meta:editing-duration>PT23M40S</meta:editing-duration>
    <meta:editing-cycles>1</meta:editing-cycles>
    <meta:document-statistic meta:table-count="0" meta:image-count="0" meta:object-count="0" meta:page-count="1" meta:paragraph-count="16" meta:word-count="204" meta:character-count="1037" meta:non-whitespace-character-count="848"/>
    <meta:generator>LibreOffice/7.1.1.2$Windows_X86_64 LibreOffice_project/fe0b08f4af1bacafe4c7ecc87ce55bb426164676</meta:generator>
  </office:meta>
</office:document-meta>
</file>